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matic SC1" svg:font-family="'Amatic SC'" style:font-pitch="variable"/>
    <style:font-face style:name="FontAwesome" svg:font-family="FontAwesome" style:font-pitch="variable"/>
    <style:font-face style:name="Amatic SC" svg:font-family="'Amatic S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tic SC2" svg:font-family="'Amatic S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title">
      <style:graphic-properties fo:min-height="5.69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1e5493" fo:font-size="96pt" style:font-size-asian="96pt" style:font-size-complex="96pt"/>
    </style:style>
    <style:style style:name="P3" style:family="paragraph">
      <style:text-properties fo:color="#d52034" fo:font-size="96pt" fo:font-weight="bold" style:font-size-asian="96pt" style:font-weight-asian="bold" style:font-size-complex="96pt" style:font-weight-complex="bold"/>
    </style:style>
    <style:style style:name="P4" style:family="paragraph">
      <loext:graphic-properties draw:fill-color="#ffffff"/>
      <style:text-properties fo:font-size="20pt"/>
    </style:style>
    <style:style style:name="T1" style:family="text">
      <style:text-properties fo:color="#1e5493" fo:font-size="96pt" style:font-size-asian="96pt" style:font-size-complex="96pt"/>
    </style:style>
    <style:style style:name="T2" style:family="text">
      <style:text-properties fo:color="#d52034" fo:font-size="96pt" fo:font-weight="bold" style:font-size-asian="96pt" style:font-weight-asian="bold" style:font-size-complex="96pt" style:font-weight-complex="bold"/>
    </style:style>
    <style:style style:name="T3" style:family="text">
      <style:text-properties fo:color="#666666" style:font-name="FontAwesome" fo:font-size="32pt" style:font-size-asian="32pt" style:font-size-complex="32pt"/>
    </style:style>
    <style:style style:name="T4" style:family="text">
      <style:text-properties fo:color="#666666" style:font-name="Liberation Sans1" fo:font-size="32pt" style:font-size-asian="32pt" style:font-size-complex="32pt"/>
    </style:style>
    <style:style style:name="T5" style:family="text">
      <style:text-properties fo:color="#666666" style:font-name="Amatic SC1" fo:font-size="32pt" style:font-size-asian="32pt" style:font-size-complex="32pt"/>
    </style:style>
    <style:style style:name="T6" style:family="text">
      <style:text-properties fo:color="#000000" style:font-name="Amatic SC1" fo:font-size="32pt" style:font-size-asian="32pt" style:font-size-complex="32pt"/>
    </style:style>
    <style:style style:name="T7" style:family="text">
      <style:text-properties style:use-window-font-color="true" fo:font-size="32pt" style:font-size-asian="32pt" style:font-size-complex="32pt"/>
    </style:style>
    <style:style style:name="T8" style:family="text">
      <style:text-properties fo:color="#666666" fo:font-size="32pt" style:font-size-asian="32pt" style:font-size-complex="32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9.073cm" svg:x="1.4cm" svg:y="8.89cm" presentation:class="outline" presentation:user-transformed="true">
          <draw:text-box>
            <text:p text:style-name="P1"><text:span text:style-name="T1">The Future of Twisted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Amber Brown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hawkowl</text:span><text:span text:style-name="T6"> </text:span><text:span text:style-name="T4"><text:s text:c="4"/></text:span><text:span text:style-name="T3"></text:span><text:span text:style-name="T5"> <text:s/>hawkieow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The Secret Sauce</text:span></text:p>
            <text:p text:style-name="P1"><text:span text:style-name="T1">Behind Open Source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Russell Keith-Magee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freakboy3742</text:span><text:span text:style-name="T7"> </text:span><text:span text:style-name="T4"><text:s text:c="4"/></text:span><text:span text:style-name="T3"></text:span><text:span text:style-name="T8"> </text:span><text:span text:style-name="T5"><text:s/>freakboy3742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Using Django</text:span></text:p>
            <text:p text:style-name="P1"><text:span text:style-name="T1">for Genome Engineering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A. Zidkova, F. Sedlak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anastazie</text:span><text:span text:style-name="T7"> </text:span><text:span text:style-name="T4"><text:s text:c="4"/></text:span><text:span text:style-name="T3"></text:span><text:span text:style-name="T8"> </text:span><text:span text:style-name="T5"><text:s/>anastassiyaZid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9.073cm" svg:x="1.4cm" svg:y="8.89cm" presentation:class="outline" presentation:user-transformed="true">
          <draw:text-box>
            <text:p text:style-name="P1"><text:span text:style-name="T1">Testing with Pytest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Michal Hořejšek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horejsek</text:span><text:span text:style-name="T7"> </text:span><text:span text:style-name="T4"><text:s text:c="4"/></text:span><text:span text:style-name="T3"></text:span><text:span text:style-name="T8"> </text:span><text:span text:style-name="T5"><text:s/>horejsek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ython, Flask</text:span></text:p>
            <text:p text:style-name="P1"><text:span text:style-name="T1">And Modern Peripherals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Piotr Dyb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pdyba</text:span><text:span text:style-name="T7"> </text:span><text:span text:style-name="T4"><text:s text:c="4"/></text:span><text:span text:style-name="T3"></text:span><text:span text:style-name="T8"> </text:span><text:span text:style-name="T5"><text:s/>dybacompl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ush Notifications</text:span></text:p>
            <text:p text:style-name="P1"><text:span text:style-name="T1">With Django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Svetlana Margetov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svetlanaM</text:span><text:span text:style-name="T7"> </text:span><text:span text:style-name="T4"><text:s text:c="4"/></text:span><text:span text:style-name="T3"></text:span><text:span text:style-name="T8"> </text:span><text:span text:style-name="T5"><text:s/>mandragora25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Build Newbies,</text:span></text:p>
            <text:p text:style-name="P1"><text:span text:style-name="T1">Ship a Better Tech Community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Jessica Rose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jessrose</text:span><text:span text:style-name="T7"> </text:span><text:span text:style-name="T4"><text:s text:c="4"/></text:span><text:span text:style-name="T3"></text:span><text:span text:style-name="T8"> </text:span><text:span text:style-name="T5"><text:s/>jesslynnrose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ython Talking</text:span></text:p>
            <text:p text:style-name="P1"><text:span text:style-name="T1">About Python</text:span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Elyézer Rezende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elyezer</text:span><text:span text:style-name="T7"> </text:span><text:span text:style-name="T4"><text:s text:c="4"/></text:span><text:span text:style-name="T3"></text:span><text:span text:style-name="T8"> </text:span><text:span text:style-name="T5"><text:s/>elyezer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1" draw:text-style-name="P2" draw:layer="layout" svg:width="25.199cm" svg:height="9.073cm" svg:x="1.4cm" svg:y="8.89cm" presentation:class="outline" presentation:user-transformed="true">
          <draw:text-box>
            <text:p text:style-name="P1"><text:span text:style-name="T1">Magical Attributes</text:span></text:p>
            <text:p text:style-name="P1"><text:span text:style-name="T1"/></text:p>
          </draw:text-box>
        </draw:frame>
        <draw:frame presentation:style-name="pr2" draw:text-style-name="P3" draw:layer="layout" svg:width="25.199cm" svg:height="5.697cm" svg:x="1.524cm" svg:y="1.777cm" presentation:class="title" presentation:user-transformed="true">
          <draw:text-box>
            <text:p><text:span text:style-name="T2">Radomir Dopieralski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deshipu</text:span><text:span text:style-name="T7"> </text:span><text:span text:style-name="T4"><text:s text:c="4"/></text:span><text:span text:style-name="T3"></text:span><text:span text:style-name="T8"> </text:span><text:span text:style-name="T5"><text:s/>deshipu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Debugging a Linux</text:span></text:p>
            <text:p text:style-name="P1"><text:span text:style-name="T1">Distribution Component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Valentina Mukhamedzhanov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megaummi</text:span><text:span text:style-name="T7"> </text:span><text:span text:style-name="T4"><text:s text:c="4"/></text:span><text:span text:style-name="T3"></text:span><text:span text:style-name="T8"> </text:span><text:span text:style-name="T5"><text:s/>umirra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Python for</text:span></text:p>
            <text:p text:style-name="P1"><text:span text:style-name="T1">Particle Hunters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Jarka Schovancová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jschovan</text:span><text:span text:style-name="T7"> </text:span><text:span text:style-name="T4"><text:s text:c="4"/></text:span><text:span text:style-name="T3"></text:span><text:span text:style-name="T8"> </text:span><text:span text:style-name="T5"><text:s/>jschovan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Running Python</text:span></text:p>
            <text:p text:style-name="P1"><text:span text:style-name="T1">On Embedded Systems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Jan Čermák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sairon</text:span><text:span text:style-name="T7"> </text:span><text:span text:style-name="T4"><text:s text:c="4"/></text:span><text:span text:style-name="T3"></text:span><text:span text:style-name="T8"> </text:span><text:span text:style-name="T5"><text:s/>sairon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What can Developers</text:span></text:p>
            <text:p text:style-name="P1"><text:span text:style-name="T1">Learn from Bankers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Viktor Stískala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hareevs</text:span><text:span text:style-name="T7"> </text:span><text:span text:style-name="T4"><text:s text:c="4"/></text:span><text:span text:style-name="T3"></text:span><text:span text:style-name="T8"> </text:span><text:span text:style-name="T5"><text:s/>hareevs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1" draw:text-style-name="P2" draw:layer="layout" svg:width="25.199cm" svg:height="10.489cm" svg:x="1.4cm" svg:y="7.474cm" presentation:class="outline" presentation:user-transformed="true">
          <draw:text-box>
            <text:p text:style-name="P1"><text:span text:style-name="T1">So You Have a Python App</text:span></text:p>
            <text:p text:style-name="P1"><text:span text:style-name="T1">and Now What?</text:span></text:p>
          </draw:text-box>
        </draw:frame>
        <draw:frame presentation:style-name="pr2" draw:text-style-name="P3" draw:layer="layout" svg:width="28cm" svg:height="5.697cm" svg:x="0cm" svg:y="1.777cm" presentation:class="title" presentation:user-transformed="true">
          <draw:text-box>
            <text:p><text:span text:style-name="T2">Věroš Kaplan:</text:span></text:p>
          </draw:text-box>
        </draw:frame>
        <draw:frame presentation:style-name="pr1" draw:text-style-name="P2" draw:layer="layout" svg:width="25.199cm" svg:height="2.032cm" svg:x="1.4cm" svg:y="18.796cm" presentation:class="outline" presentation:user-transformed="true">
          <draw:text-box>
            <text:p text:style-name="P1"><text:span text:style-name="T3"></text:span><text:span text:style-name="T4"> </text:span><text:span text:style-name="T5">verosk</text:span><text:span text:style-name="T7"> </text:span><text:span text:style-name="T4"><text:s text:c="4"/></text:span><text:span text:style-name="T3"></text:span><text:span text:style-name="T8"> </text:span><text:span text:style-name="T5"><text:s/>verosk</text:span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2" draw:text-style-name="P3" draw:layer="layout" svg:width="28cm" svg:height="5.697cm" svg:x="0cm" svg:y="6.096cm" presentation:class="title" presentation:user-transformed="true">
          <draw:text-box>
            <text:p><text:span text:style-name="T2">Lightning Talks</text:span></text:p>
          </draw:text-box>
        </draw:frame>
        <draw:frame presentation:style-name="pr1" draw:text-style-name="P2" draw:layer="layout" svg:width="25.199cm" svg:height="2.032cm" svg:x="1.401cm" svg:y="18.796cm" presentation:class="outline" presentation:user-transformed="true">
          <draw:text-box>
            <text:p text:style-name="P1"><text:span text:style-name="T3"></text:span><text:span text:style-name="T8"> </text:span><text:span text:style-name="T5"><text:s/></text:span><text:span text:style-name="T5">pyconCZ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matic SC1" svg:font-family="'Amatic SC'" style:font-pitch="variable"/>
    <style:font-face style:name="FontAwesome" svg:font-family="FontAwesome" style:font-pitch="variable"/>
    <style:font-face style:name="Amatic SC" svg:font-family="'Amatic S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matic SC2" svg:font-family="'Amatic S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font-variant="normal" fo:text-transform="none" style:use-window-font-color="true" style:text-outline="false" style:text-line-through-style="none" style:text-line-through-type="none" style:font-name="Amatic SC1" fo:font-family="'Amatic SC'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font-name="Amatic SC1" fo:font-family="'Amatic SC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style:font-name="Amatic SC1" fo:font-family="'Amatic SC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style:font-name="Amatic SC1" fo:font-family="'Amatic SC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matic SC1" fo:font-family="'Amatic SC'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3T23:49:15.888435106</meta:creation-date>
    <dc:date>2015-11-24T15:07:57.133459591</dc:date>
    <meta:editing-duration>PT1H50M25S</meta:editing-duration>
    <meta:editing-cycles>11</meta:editing-cycles>
    <meta:generator>LibreOffice/5.0.3.2$Linux_X86_64 LibreOffice_project/00$Build-2</meta:generator>
    <meta:document-statistic meta:object-count="95"/>
  </office:meta>
</office:document-meta>
</file>